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75d3"/>
    </style:style>
    <style:style style:name="T1" style:family="text">
      <style:text-properties officeooo:rsid="00007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ll, based in Los Angeles,<text:s text:c="3"/>makes and distributes electronic articles,<text:s/>computer and building produ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7:15:41.66</meta:creation-date>
    <dc:date>2013-05-21T17:16:02.84</dc:date>
    <meta:editing-duration>P0D</meta:editing-duration>
    <meta:editing-cycles>1</meta:editing-cycles>
    <meta:document-statistic meta:table-count="0" meta:image-count="0" meta:object-count="0" meta:page-count="1" meta:paragraph-count="1" meta:word-count="14" meta:character-count="102" meta:non-whitespace-character-count="89"/>
    <meta:generator>LibreOffice/4.0.3.3$Windows_x86 LibreOffice_project/0eaa50a932c8f2199a615e1eb30f7ac74279539</meta:generator>
  </office:meta>
</office:document-meta>
</file>